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173424" officeooo:paragraph-rsid="002161ac"/>
    </style:style>
    <style:style style:name="P6" style:family="paragraph" style:parent-style-name="Table_20_Contents">
      <style:text-properties officeooo:paragraph-rsid="002161ac"/>
    </style:style>
    <style:style style:name="P7" style:family="paragraph" style:parent-style-name="Table_20_Contents">
      <style:text-properties officeooo:rsid="0009c51f" officeooo:paragraph-rsid="002161ac"/>
    </style:style>
    <style:style style:name="P8" style:family="paragraph" style:parent-style-name="Table_20_Contents">
      <style:text-properties officeooo:rsid="00166d7d" officeooo:paragraph-rsid="00166d7d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2161ac"/>
    </style:style>
    <style:style style:name="T4" style:family="text">
      <style:text-properties officeooo:rsid="0009c51f"/>
    </style:style>
    <style:style style:name="T5" style:family="text">
      <style:text-properties officeooo:rsid="0022e442"/>
    </style:style>
    <style:style style:name="T6" style:family="text">
      <style:text-properties officeooo:rsid="0024d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ーがログイン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ユーザー（教員または学生）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. ユーザーが登録済みである。</text:p>
            <text:p text:style-name="P2"><text:span text:style-name="T1">2. </text:span>webブラウザが起動されてい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<text:span text:style-name="T3">1. </text:span>アクターが、トップページのURLにアクセスする。</text:p>
            <text:p text:style-name="P2"><text:span text:style-name="T3">2. </text:span>システムが、トップページを表示する。</text:p>
            <text:p text:style-name="P2"><text:span text:style-name="T3">3. </text:span>アクターが、「<text:span text:style-name="T2">id</text:span>」フィールドにログインIDを入力する。</text:p>
            <text:p text:style-name="P2"><text:span text:style-name="T3">4. </text:span>アクターが、「password」フィールドにパスワードを入力する。</text:p>
            <text:p text:style-name="P5"><text:span text:style-name="T5">5. </text:span>アクターが、「ログイン」ボタンを押下する。</text:p>
            <text:p text:style-name="P3"><text:span text:style-name="T6">6. </text:span>システムがメイン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. メインページが表示されている。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6"><text:span text:style-name="T4">1. </text:span>トップページ</text:p>
            <text:p text:style-name="P6">　　○　本アプリケーションのタイトルを表示する．</text:p>
            <text:p text:style-name="P6">　　○　ログインIDの入力するための「id」フィールドを表示する。</text:p>
            <text:p text:style-name="P6">　　○　パスワードを入力するための「password」フィールドを表示する。</text:p>
            <text:p text:style-name="P6">　　○　「ログイン」ボタンを表示する。</text:p>
            <text:p text:style-name="P7">2. メインページ</text:p>
            <text:p text:style-name="P6">　　○　本アプリケーションのタイトル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8T22:50:30.021928000</dc:date>
    <meta:editing-duration>PT31M23S</meta:editing-duration>
    <meta:editing-cycles>6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4" meta:word-count="358" meta:character-count="417" meta:non-whitespace-character-count="391"/>
  </office:meta>
</office:document-meta>
</file>